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Обычный-subtitle">
      <style:graphic-properties draw:fill-color="#ffffff" draw:auto-grow-height="true" fo:min-height="12.18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fo:min-height="13.364cm"/>
    </style:style>
    <style:style style:name="P1" style:family="paragraph">
      <style:text-properties style:font-name="Times New Roman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 style:text-underline-style="none"/>
    </style:style>
    <style:style style:name="P4" style:family="paragraph">
      <style:text-properties style:text-underline-style="none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 text:style-name="P1"><text:span text:style-name="T1">доц. Валединский В.Д., Палачев И.А.</text:span></text:p>
            <text:p text:style-name="P1"><text:span text:style-name="T1"/></text:p>
            <text:p text:style-name="P1"><text:span text:style-name="T2">Метод согласования измерений опорной функции выпуклого тела в метрике Чебышёва</text:span></text:p>
            <text:p text:style-name="P1"><text:span text:style-name="T2"/></text:p>
            <text:p text:style-name="P1"><text:span text:style-name="T1">Ломоносовские чтения</text:span></text:p>
            <text:p text:style-name="P1"><text:span text:style-name="T1">20 апреля 2017 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Постановка задачи</text:span></text:p>
          </draw:text-box>
        </draw:frame>
        <draw:frame presentation:style-name="pr4" draw:text-style-name="P1" draw:layer="layout" svg:width="25.199cm" svg:height="15.686cm" svg:x="1.4cm" svg:y="4.914cm" presentation:class="outline" presentation:user-transformed="true">
          <draw:text-box>
            <text:list text:style-name="L3">
              <text:list-item>
                <text:p text:style-name="P1"><text:span text:style-name="T3">Определение</text:span><text:span text:style-name="T2">. Опорной функцией выпуклого тела K называется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Пусть <text:s text:c="23"/>– единичные векторы,</text:span></text:p>
              </text:list-item>
              <text:list-item>
                <text:p text:style-name="P1"><text:span text:style-name="T2">Пусть <text:s text:c="34"/>– измерения опорной некоторого </text:span><text:span text:style-name="T3">неизвестного</text:span><text:span text:style-name="T2"> выпуклого тела K</text:span></text:p>
              </text:list-item>
              <text:list-item>
                <text:p text:style-name="P1"><text:span text:style-name="T2">Требуется: </text:span><text:span text:style-name="T4">наиболее точно</text:span><text:span text:style-name="T2"> восстановить тело K</text:span></text:p>
              </text:list-item>
            </text:list>
          </draw:text-box>
        </draw:frame>
        <draw:frame draw:style-name="gr2" draw:text-style-name="P2" draw:layer="layout" svg:width="7.08cm" svg:height="1.621cm" svg:x="5.363cm" svg:y="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9.624cm" svg:height="1.622cm" svg:x="5.5cm" svg:y="14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4.673cm" svg:height="1.53cm" svg:x="9.127cm" svg:y="6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gon draw:style-name="gr3" draw:text-style-name="P2" draw:layer="layout" svg:width="7.399cm" svg:height="3.799cm" svg:x="10.2cm" svg:y="8.6cm" svg:viewBox="0 0 7400 3800" draw:points="2600,3800 0,2200 800,800 3800,0 7400,2000 5000,3600">
          <text:p/>
        </draw:polygon>
        <draw:line draw:style-name="gr4" draw:text-style-name="P2" draw:layer="layout" svg:x1="18.4cm" svg:y1="8cm" svg:x2="17.8cm" svg:y2="13.2cm">
          <text:p/>
        </draw:line>
        <draw:line draw:style-name="gr5" draw:text-style-name="P2" draw:layer="layout" svg:x1="13.8cm" svg:y1="11.2cm" svg:x2="16cm" svg:y2="11.4cm">
          <text:p/>
        </draw:line>
        <draw:line draw:style-name="gr4" draw:text-style-name="P2" draw:layer="layout" svg:x1="13.8cm" svg:y1="11.2cm" svg:x2="18cm" svg:y2="11.6cm">
          <text:p/>
        </draw:line>
        <draw:frame draw:style-name="gr2" draw:text-style-name="P2" draw:layer="layout" svg:width="1.301cm" svg:height="1.139cm" svg:x="14cm" svg:y="10.06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454cm" svg:height="1.265cm" svg:x="18.099cm" svg:y="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2" draw:layer="layout" svg:x1="17.9cm" svg:y1="8cm" svg:x2="17.3cm" svg:y2="13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2">Постановка задачи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5">Задачу восстановления можно формализовать следующим образом:</text:span></text:p>
              </text:list-header>
              <text:list-item>
                <text:p text:style-name="P3"><text:span text:style-name="T5"/></text:p>
              </text:list-item>
            </text:list>
          </draw:text-box>
        </draw:frame>
        <draw:frame draw:style-name="gr2" draw:text-style-name="P2" draw:layer="layout" svg:width="7.2cm" svg:height="2.2cm" svg:x="2.8cm" svg:y="7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08:30:48.931007139</meta:creation-date>
    <dc:date>2017-04-19T09:22:54.938635516</dc:date>
    <meta:editing-duration>PT15M59S</meta:editing-duration>
    <meta:editing-cycles>2</meta:editing-cycles>
    <meta:generator>LibreOffice/4.2.8.2$Linux_X86_64 LibreOffice_project/420m0$Build-2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o stretchy="false">…</mo>
      <mi>,</mi>
      <mrow>
        <msub>
          <mi>u</mi>
          <mi>n</mi>
        </msub>
        <mo stretchy="false">∈</mo>
        <msup>
          <mi mathvariant="normal">ℝ</mi>
          <mn>3</mn>
        </msup>
      </mrow>
    </mrow>
    <annotation encoding="StarMath 5.0">u_{1}, dotslow, u_{n} in setR^{3} </annotation>
  </semantics>
</math>
</file>

<file path=Object 2/content.xml><?xml version="1.0" encoding="utf-8"?>
<math xmlns="http://www.w3.org/1998/Math/MathML" display="block">
  <semantics>
    <mrow>
      <msubsup>
        <mi>h</mi>
        <mn>1</mn>
        <mn>0</mn>
      </msubsup>
      <mi>,</mi>
      <mo stretchy="false">…</mo>
      <mi>,</mi>
      <mrow>
        <msubsup>
          <mi>h</mi>
          <mi>n</mi>
          <mn>0</mn>
        </msubsup>
        <mo stretchy="false">∈</mo>
        <mi mathvariant="normal">ℝ</mi>
      </mrow>
      <mi>,</mi>
      <mrow>
        <msub>
          <mi>h</mi>
          <mi>i</mi>
        </msub>
        <mo stretchy="false">&gt;</mo>
        <mn>0</mn>
      </mrow>
    </mrow>
    <annotation encoding="StarMath 5.0">h^{0}_{1}, dotslow, h^{0}_{n} in setR, h_{i} &gt; 0</annotation>
  </semantics>
</math>
</file>

<file path=Object 3/content.xml><?xml version="1.0" encoding="utf-8"?>
<math xmlns="http://www.w3.org/1998/Math/MathML" display="block">
  <semantics>
    <mrow>
      <msub>
        <mi>h</mi>
        <mi>K</mi>
      </msub>
      <mi mathvariant="normal">:</mi>
      <mrow>
        <msup>
          <mi mathvariant="normal">ℝ</mi>
          <mn>3</mn>
        </msup>
        <mo stretchy="false">→</mo>
        <mi mathvariant="normal">ℝ</mi>
      </mrow>
      <mi>,</mi>
      <msub>
        <mi>h</mi>
        <mi>K</mi>
      </msub>
      <mrow>
        <mrow>
          <mo fence="true" stretchy="false">(</mo>
          <mrow>
            <mi>u</mi>
          </mrow>
          <mo fence="true" stretchy="false">)</mo>
        </mrow>
        <mo stretchy="false">=</mo>
        <msub>
          <mi mathvariant="italic">max</mi>
          <mrow>
            <mi>x</mi>
            <mo stretchy="false">∈</mo>
            <mi>K</mi>
          </mrow>
        </msub>
      </mrow>
      <mrow>
        <mo fence="true" stretchy="false">(</mo>
        <mrow>
          <mrow>
            <mi>x</mi>
            <mi>,</mi>
            <mi>u</mi>
          </mrow>
        </mrow>
        <mo fence="true" stretchy="false">)</mo>
      </mrow>
    </mrow>
    <annotation encoding="StarMath 5.0">h_K: setR^{3} toward setR, h_{ K }( u ) = max_{ x in K } ( x, u )</annotation>
  </semantics>
</math>
</file>

<file path=Object 4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5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o stretchy="false">−</mo>
                <msubsup>
                  <mi>h</mi>
                  <mi>i</mi>
                  <mn>0</mn>
                </msubsup>
              </mrow>
            </mrow>
            <mo fence="true" stretchy="false">)</mo>
          </mrow>
          <mn>2</mn>
        </msup>
      </mrow>
      <mo stretchy="false">→</mo>
      <mi mathvariant="italic">min</mi>
    </mrow>
    <annotation encoding="StarMath 5.0">sum from { { i = 0 } } to { n } ( (x_i, u_i) - h^0_i )^2 toward min</annotation>
  </semantics>
</math>
</file>